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465in"/>
    </style:style>
    <style:style style:name="co2" style:family="table-column">
      <style:table-column-properties fo:break-before="auto" style:column-width="3.4839in"/>
    </style:style>
    <style:style style:name="co3" style:family="table-column">
      <style:table-column-properties fo:break-before="auto" style:column-width="1.5in"/>
    </style:style>
    <style:style style:name="co4" style:family="table-column">
      <style:table-column-properties fo:break-before="auto" style:column-width="1.7043in"/>
    </style:style>
    <style:style style:name="co5" style:family="table-column">
      <style:table-column-properties fo:break-before="auto" style:column-width="1.672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2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 style:data-style-name="N52"/>
    <style:style style:name="ce13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 style:data-style-name="N121">
      <style:table-cell-properties fo:border="0.06pt solid #000000"/>
    </style:style>
    <style:style style:name="ce5" style:family="table-cell" style:parent-style-name="Default" style:data-style-name="N0"/>
    <style:style style:name="ce6" style:family="table-cell" style:parent-style-name="Default" style:data-style-name="N121"/>
    <style:style style:name="ce7" style:family="table-cell" style:parent-style-name="Default" style:data-style-name="N61"/>
    <style:style style:name="ce8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in"/>
    </style:style>
    <style:style style:name="ce19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number-columns-repeated="1016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NO.</text:p>
          </table:table-cell>
          <table:table-cell table:style-name="ce1" office:value-type="string" calcext:value-type="string">
            <text:p>DESCRIPTION</text:p>
          </table:table-cell>
          <table:table-cell table:style-name="ce1" table:number-columns-repeated="4"/>
          <table:table-cell table:style-name="ce9" table:number-columns-repeated="1018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2" office:value-type="string" calcext:value-type="string">
            <text:p>Curve Type</text:p>
          </table:table-cell>
          <table:table-cell table:number-columns-repeated="4" table:style-name="ce9" office:value-type="string" calcext:value-type="string">
            <text:p>SNAHYP</text:p>
          </table:table-cell>
          <table:table-cell table:number-columns-repeated="1018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2" office:value-type="string" calcext:value-type="string">
            <text:p>User Feedrate Command FC (mm/s)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40" calcext:value-type="float">
            <text:p>40</text:p>
          </table:table-cell>
          <table:table-cell table:number-columns-repeated="1018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2" office:value-type="string" calcext:value-type="string">
            <text:p>User Lamda Acceleration Safety Factor</text:p>
          </table:table-cell>
          <table:table-cell table:number-columns-repeated="4" table:style-name="ce1" office:value-type="float" office:value="0.18" calcext:value-type="float">
            <text:p>0.18</text:p>
          </table:table-cell>
          <table:table-cell table:number-columns-repeated="1018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2" office:value-type="string" calcext:value-type="string">
            <text:p>Total number interpolated points</text:p>
          </table:table-cell>
          <table:table-cell table:style-name="ce1" office:value-type="float" office:value="38672" calcext:value-type="float">
            <text:p>38672</text:p>
          </table:table-cell>
          <table:table-cell table:style-name="ce1" office:value-type="float" office:value="20223" calcext:value-type="float">
            <text:p>20223</text:p>
          </table:table-cell>
          <table:table-cell table:style-name="ce1" office:value-type="string" calcext:value-type="string">
            <text:p>SEE NOTE 1</text:p>
          </table:table-cell>
          <table:table-cell table:style-name="ce1" office:value-type="string" calcext:value-type="string">
            <text:p>SEE NOTE 2</text:p>
          </table:table-cell>
          <table:table-cell table:number-columns-repeated="1018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2" office:value-type="string" calcext:value-type="string">
            <text:p>Total chord length (mm)</text:p>
          </table:table-cell>
          <table:table-cell table:style-name="ce4" office:value-type="float" office:value="478.9870865777" calcext:value-type="float">
            <text:p>4.789870865777E+02</text:p>
          </table:table-cell>
          <table:table-cell table:style-name="ce4" office:value-type="float" office:value="478.9986994127" calcext:value-type="float">
            <text:p>4.789986994127E+02</text:p>
          </table:table-cell>
          <table:table-cell table:style-name="ce4" table:number-columns-repeated="2"/>
          <table:table-cell table:number-columns-repeated="1018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2" office:value-type="string" calcext:value-type="string">
            <text:p>Average chord length (mm)</text:p>
          </table:table-cell>
          <table:table-cell table:style-name="ce4" office:value-type="float" office:value="0.01238620895704" calcext:value-type="float">
            <text:p>1.238620895704E-02</text:p>
          </table:table-cell>
          <table:table-cell table:style-name="ce4" office:value-type="float" office:value="0.02368700916886" calcext:value-type="float">
            <text:p>2.368700916886E-02</text:p>
          </table:table-cell>
          <table:table-cell table:number-columns-repeated="2" table:style-name="ce4" office:value-type="string" calcext:value-type="string">
            <text:p>Error u_next = 0</text:p>
          </table:table-cell>
          <table:table-cell table:number-columns-repeated="1018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2" office:value-type="string" calcext:value-type="string">
            <text:p>Total chord error (mm)</text:p>
          </table:table-cell>
          <table:table-cell table:style-name="ce4" office:value-type="float" office:value="0.00284687317582" calcext:value-type="float">
            <text:p>2.846873175820E-03</text:p>
          </table:table-cell>
          <table:table-cell table:style-name="ce4" office:value-type="float" office:value="0.004002975369043" calcext:value-type="float">
            <text:p>4.002975369043E-03</text:p>
          </table:table-cell>
          <table:table-cell table:number-columns-repeated="2" table:style-name="ce4" office:value-type="string" calcext:value-type="string">
            <text:p>at main() line 1310</text:p>
          </table:table-cell>
          <table:table-cell table:number-columns-repeated="1018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2" office:value-type="string" calcext:value-type="string">
            <text:p>Average chord error (mm)</text:p>
          </table:table-cell>
          <table:table-cell table:style-name="ce4" office:value-type="float" office:value="0.00000007361778014067" calcext:value-type="float">
            <text:p>7.361778014067E-08</text:p>
          </table:table-cell>
          <table:table-cell table:style-name="ce4" office:value-type="float" office:value="0.0000001979515067275" calcext:value-type="float">
            <text:p>1.979515067275E-07</text:p>
          </table:table-cell>
          <table:table-cell table:style-name="ce4" table:number-columns-repeated="2"/>
          <table:table-cell table:number-columns-repeated="1018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2" office:value-type="string" calcext:value-type="string">
            <text:p>EFF1: Total chord error (mm)/Total chord length (mm) </text:p>
          </table:table-cell>
          <table:table-cell table:style-name="ce4" office:value-type="float" office:value="0.000005943528031539" calcext:value-type="float">
            <text:p>5.943528031539E-06</text:p>
          </table:table-cell>
          <table:table-cell table:style-name="ce4" office:value-type="float" office:value="0.000008356965006276" calcext:value-type="float">
            <text:p>8.356965006276E-06</text:p>
          </table:table-cell>
          <table:table-cell table:style-name="ce4" table:number-columns-repeated="2"/>
          <table:table-cell table:number-columns-repeated="1018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2" office:value-type="string" calcext:value-type="string">
            <text:p>Total arc length (mm)</text:p>
          </table:table-cell>
          <table:table-cell table:style-name="ce4" office:value-type="float" office:value="377.9474887498" calcext:value-type="float">
            <text:p>3.779474887498E+02</text:p>
          </table:table-cell>
          <table:table-cell table:style-name="ce4" office:value-type="float" office:value="377.959254982" calcext:value-type="float">
            <text:p>3.779592549820E+02</text:p>
          </table:table-cell>
          <table:table-cell table:style-name="ce4" table:number-columns-repeated="2"/>
          <table:table-cell table:number-columns-repeated="1018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2" office:value-type="string" calcext:value-type="string">
            <text:p>Average arc length (mm)</text:p>
          </table:table-cell>
          <table:table-cell table:style-name="ce4" office:value-type="float" office:value="0.009773408723587" calcext:value-type="float">
            <text:p>9.773408723587E-03</text:p>
          </table:table-cell>
          <table:table-cell table:style-name="ce4" office:value-type="float" office:value="0.01869049821887" calcext:value-type="float">
            <text:p>1.869049821887E-02</text:p>
          </table:table-cell>
          <table:table-cell table:style-name="ce4" table:number-columns-repeated="2"/>
          <table:table-cell table:number-columns-repeated="1018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2" office:value-type="string" calcext:value-type="string">
            <text:p>Total arc theta (rad)</text:p>
          </table:table-cell>
          <table:table-cell table:style-name="ce4" office:value-type="float" office:value="548.3921922253" calcext:value-type="float">
            <text:p>5.483921922253E+02</text:p>
          </table:table-cell>
          <table:table-cell table:style-name="ce4" office:value-type="float" office:value="551.4331568816" calcext:value-type="float">
            <text:p>5.514331568816E+02</text:p>
          </table:table-cell>
          <table:table-cell table:style-name="ce4" table:number-columns-repeated="2"/>
          <table:table-cell table:number-columns-repeated="1018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2" office:value-type="string" calcext:value-type="string">
            <text:p>Average arc theta (rad)</text:p>
          </table:table-cell>
          <table:table-cell table:style-name="ce4" office:value-type="float" office:value="0.01418096744913" calcext:value-type="float">
            <text:p>1.418096744913E-02</text:p>
          </table:table-cell>
          <table:table-cell table:style-name="ce4" office:value-type="float" office:value="0.02726897225208" calcext:value-type="float">
            <text:p>2.726897225208E-02</text:p>
          </table:table-cell>
          <table:table-cell table:style-name="ce4" table:number-columns-repeated="2"/>
          <table:table-cell table:number-columns-repeated="1018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2" office:value-type="string" calcext:value-type="string">
            <text:p>Total arc area (mm2)</text:p>
          </table:table-cell>
          <table:table-cell table:style-name="ce4" office:value-type="float" office:value="0.2706870610425" calcext:value-type="float">
            <text:p>2.706870610425E-01</text:p>
          </table:table-cell>
          <table:table-cell table:style-name="ce4" office:value-type="float" office:value="0.2760007501922" calcext:value-type="float">
            <text:p>2.760007501922E-01</text:p>
          </table:table-cell>
          <table:table-cell table:style-name="ce4" table:number-columns-repeated="2"/>
          <table:table-cell table:number-columns-repeated="1018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2" office:value-type="string" calcext:value-type="string">
            <text:p>Average arc area (mm2)</text:p>
          </table:table-cell>
          <table:table-cell table:style-name="ce4" office:value-type="float" office:value="0.000006999742986798" calcext:value-type="float">
            <text:p>6.999742986798E-06</text:p>
          </table:table-cell>
          <table:table-cell table:style-name="ce4" office:value-type="float" office:value="0.00001364853872971" calcext:value-type="float">
            <text:p>1.364853872971E-05</text:p>
          </table:table-cell>
          <table:table-cell table:style-name="ce4" table:number-columns-repeated="2"/>
          <table:table-cell table:number-columns-repeated="1018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2" office:value-type="string" calcext:value-type="string">
            <text:p>EFF2: Total arc area (mm2)/Total number of chords</text:p>
          </table:table-cell>
          <table:table-cell table:style-name="ce4" office:value-type="float" office:value="0.000005943528031539" calcext:value-type="float">
            <text:p>5.943528031539E-06</text:p>
          </table:table-cell>
          <table:table-cell table:style-name="ce4" office:value-type="float" office:value="0.000008356965006276" calcext:value-type="float">
            <text:p>8.356965006276E-06</text:p>
          </table:table-cell>
          <table:table-cell table:style-name="ce4" table:number-columns-repeated="2"/>
          <table:table-cell table:number-columns-repeated="1018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2" office:value-type="string" calcext:value-type="string">
            <text:p>Algorithm simulation runtime (s) on computer</text:p>
          </table:table-cell>
          <table:table-cell table:style-name="ce1" office:value-type="float" office:value="18.851497408" calcext:value-type="float">
            <text:p>18.851497408</text:p>
          </table:table-cell>
          <table:table-cell table:style-name="ce8" office:value-type="float" office:value="16.84857493" calcext:value-type="float">
            <text:p>16.84857493</text:p>
          </table:table-cell>
          <table:table-cell table:style-name="ce8" office:value-type="float" office:value="8.14" calcext:value-type="float">
            <text:p>8.14</text:p>
          </table:table-cell>
          <table:table-cell table:style-name="ce9" office:value-type="float" office:value="8.57" calcext:value-type="float">
            <text:p>8.57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urve Type</text:p>
          </table:table-cell>
          <table:table-cell table:number-columns-repeated="2"/>
          <table:table-cell table:number-columns-repeated="4" table:style-name="ce9" office:value-type="string" calcext:value-type="string">
            <text:p>SNAHYP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User Feedrate Command FC (mm/s)</text:p>
          </table:table-cell>
          <table:table-cell table:number-columns-repeated="2"/>
          <table:table-cell table:style-name="ce9" office:value-type="float" office:value="10" calcext:value-type="float">
            <text:p>10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30" calcext:value-type="float">
            <text:p>30</text:p>
          </table:table-cell>
          <table:table-cell table:style-name="ce9" office:value-type="float" office:value="40" calcext:value-type="float">
            <text:p>4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User Lamda Accn Safety Factor</text:p>
          </table:table-cell>
          <table:table-cell table:number-columns-repeated="2"/>
          <table:table-cell table:number-columns-repeated="4" table:style-name="ce9" office:value-type="float" office:value="0.18" calcext:value-type="float">
            <text:p>0.1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FC10-L0.18-A27-SNAHYP TOT INTERPOLATED POINTS </text:p>
          </table:table-cell>
          <table:table-cell table:style-name="ce5" office:value-type="float" office:value="-38672" calcext:value-type="float">
            <text:p>-38672</text:p>
          </table:table-cell>
          <table:table-cell/>
          <table:table-cell table:style-name="ce19" table:formula="of:=(-1)*[.C25]" office:value-type="float" office:value="38672" calcext:value-type="float">
            <text:p>38672</text:p>
          </table:table-cell>
          <table:table-cell table:style-name="ce9" office:value-type="float" office:value="20223" calcext:value-type="float">
            <text:p>20223</text:p>
          </table:table-cell>
          <table:table-cell table:style-name="ce9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FC10-L0.18-A27-SNAHYP SUM CHORD-LENGTH (mm) <text:s text:c="2"/></text:p>
          </table:table-cell>
          <table:table-cell table:style-name="ce6" office:value-type="float" office:value="-478.9870865777" calcext:value-type="float">
            <text:p>-4.789870865777E+02</text:p>
          </table:table-cell>
          <table:table-cell/>
          <table:table-cell table:style-name="ce6" table:formula="of:=(-1)*[.C26]" office:value-type="float" office:value="478.9870865777" calcext:value-type="float">
            <text:p>4.789870865777E+02</text:p>
          </table:table-cell>
          <table:table-cell table:style-name="ce6" office:value-type="float" office:value="478.9986994127" calcext:value-type="float">
            <text:p>4.789986994127E+02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FC10-L0.18-A27-SNAHYP AVG CHORD-LENGTH (mm) <text:s text:c="2"/></text:p>
          </table:table-cell>
          <table:table-cell table:style-name="ce6" office:value-type="float" office:value="-0.01238620895704" calcext:value-type="float">
            <text:p>-1.238620895704E-02</text:p>
          </table:table-cell>
          <table:table-cell/>
          <table:table-cell table:style-name="ce6" table:formula="of:=(-1)*[.C27]" office:value-type="float" office:value="0.01238620895704" calcext:value-type="float">
            <text:p>1.238620895704E-02</text:p>
          </table:table-cell>
          <table:table-cell table:style-name="ce6" office:value-type="float" office:value="0.02368700916886" calcext:value-type="float">
            <text:p>2.368700916886E-02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FC10-L0.18-A27-SNAHYP SUM CHORD-ERROR <text:s/>(mm) <text:s text:c="2"/></text:p>
          </table:table-cell>
          <table:table-cell table:style-name="ce6" office:value-type="float" office:value="-0.00284687317582" calcext:value-type="float">
            <text:p>-2.846873175820E-03</text:p>
          </table:table-cell>
          <table:table-cell/>
          <table:table-cell table:style-name="ce6" table:formula="of:=(-1)*[.C28]" office:value-type="float" office:value="0.00284687317582" calcext:value-type="float">
            <text:p>2.846873175820E-03</text:p>
          </table:table-cell>
          <table:table-cell table:style-name="ce6" office:value-type="float" office:value="0.004002975369043" calcext:value-type="float">
            <text:p>4.002975369043E-03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FC10-L0.18-A27-SNAHYP AVG CHORD-ERROR <text:s/>(mm) <text:s text:c="2"/></text:p>
          </table:table-cell>
          <table:table-cell table:style-name="ce6" office:value-type="float" office:value="-0.00000007361778014067" calcext:value-type="float">
            <text:p>-7.361778014067E-08</text:p>
          </table:table-cell>
          <table:table-cell/>
          <table:table-cell table:style-name="ce6" table:formula="of:=(-1)*[.C29]" office:value-type="float" office:value="0.00000007361778014067" calcext:value-type="float">
            <text:p>7.361778014067E-08</text:p>
          </table:table-cell>
          <table:table-cell table:style-name="ce6" office:value-type="float" office:value="0.0000001979515067275" calcext:value-type="float">
            <text:p>1.979515067275E-07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FC10-L0.18-A27-SNAHYP EFFICIENCY ERROR/CHORD <text:s/></text:p>
          </table:table-cell>
          <table:table-cell table:style-name="ce6" office:value-type="float" office:value="-0.000005943528031539" calcext:value-type="float">
            <text:p>-5.943528031539E-06</text:p>
          </table:table-cell>
          <table:table-cell/>
          <table:table-cell table:style-name="ce6" table:formula="of:=(-1)*[.C30]" office:value-type="float" office:value="0.000005943528031539" calcext:value-type="float">
            <text:p>5.943528031539E-06</text:p>
          </table:table-cell>
          <table:table-cell table:style-name="ce6" office:value-type="float" office:value="0.000008356965006276" calcext:value-type="float">
            <text:p>8.356965006276E-06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FC10-L0.18-A27-SNAHYP SUM ARC-LENGTH <text:s text:c="2"/>(mm) <text:s text:c="2"/></text:p>
          </table:table-cell>
          <table:table-cell table:style-name="ce6" office:value-type="float" office:value="-377.9474887498" calcext:value-type="float">
            <text:p>-3.779474887498E+02</text:p>
          </table:table-cell>
          <table:table-cell/>
          <table:table-cell table:style-name="ce6" table:formula="of:=(-1)*[.C31]" office:value-type="float" office:value="377.9474887498" calcext:value-type="float">
            <text:p>3.779474887498E+02</text:p>
          </table:table-cell>
          <table:table-cell table:style-name="ce6" office:value-type="float" office:value="377.959254982" calcext:value-type="float">
            <text:p>3.779592549820E+02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FC10-L0.18-A27-SNAHYP AVG ARC-LENGTH <text:s text:c="2"/>(mm) <text:s text:c="2"/></text:p>
          </table:table-cell>
          <table:table-cell table:style-name="ce6" office:value-type="float" office:value="-0.009773408723587" calcext:value-type="float">
            <text:p>-9.773408723587E-03</text:p>
          </table:table-cell>
          <table:table-cell/>
          <table:table-cell table:style-name="ce6" table:formula="of:=(-1)*[.C32]" office:value-type="float" office:value="0.009773408723587" calcext:value-type="float">
            <text:p>9.773408723587E-03</text:p>
          </table:table-cell>
          <table:table-cell table:style-name="ce6" office:value-type="float" office:value="0.01869049821887" calcext:value-type="float">
            <text:p>1.869049821887E-02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FC10-L0.18-A27-SNAHYP SUM ARC-THETA <text:s text:c="3"/>(rad) <text:s/></text:p>
          </table:table-cell>
          <table:table-cell table:style-name="ce6" office:value-type="float" office:value="-548.3921922253" calcext:value-type="float">
            <text:p>-5.483921922253E+02</text:p>
          </table:table-cell>
          <table:table-cell/>
          <table:table-cell table:style-name="ce6" table:formula="of:=(-1)*[.C33]" office:value-type="float" office:value="548.3921922253" calcext:value-type="float">
            <text:p>5.483921922253E+02</text:p>
          </table:table-cell>
          <table:table-cell table:style-name="ce6" office:value-type="float" office:value="551.4331568816" calcext:value-type="float">
            <text:p>5.514331568816E+02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FC10-L0.18-A27-SNAHYP AVG ARC-THETA <text:s text:c="3"/>(rad) <text:s/></text:p>
          </table:table-cell>
          <table:table-cell table:style-name="ce6" office:value-type="float" office:value="-0.01418096744913" calcext:value-type="float">
            <text:p>-1.418096744913E-02</text:p>
          </table:table-cell>
          <table:table-cell/>
          <table:table-cell table:style-name="ce6" table:formula="of:=(-1)*[.C34]" office:value-type="float" office:value="0.01418096744913" calcext:value-type="float">
            <text:p>1.418096744913E-02</text:p>
          </table:table-cell>
          <table:table-cell table:style-name="ce6" office:value-type="float" office:value="0.02726897225208" calcext:value-type="float">
            <text:p>2.726897225208E-02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FC10-L0.18-A27-SNAHYP SUM ARC-AREA <text:s text:c="4"/>(mm2) <text:s/></text:p>
          </table:table-cell>
          <table:table-cell table:style-name="ce6" office:value-type="float" office:value="-0.2706870610425" calcext:value-type="float">
            <text:p>-2.706870610425E-01</text:p>
          </table:table-cell>
          <table:table-cell/>
          <table:table-cell table:style-name="ce6" table:formula="of:=(-1)*[.C35]" office:value-type="float" office:value="0.2706870610425" calcext:value-type="float">
            <text:p>2.706870610425E-01</text:p>
          </table:table-cell>
          <table:table-cell table:style-name="ce6" office:value-type="float" office:value="0.2760007501922" calcext:value-type="float">
            <text:p>2.760007501922E-01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FC10-L0.18-A27-SNAHYP AVG ARC-AREA <text:s text:c="4"/>(mm2) <text:s/></text:p>
          </table:table-cell>
          <table:table-cell table:style-name="ce6" office:value-type="float" office:value="-0.000006999742986798" calcext:value-type="float">
            <text:p>-6.999742986798E-06</text:p>
          </table:table-cell>
          <table:table-cell/>
          <table:table-cell table:style-name="ce6" table:formula="of:=(-1)*[.C36]" office:value-type="float" office:value="0.000006999742986798" calcext:value-type="float">
            <text:p>6.999742986798E-06</text:p>
          </table:table-cell>
          <table:table-cell table:style-name="ce6" office:value-type="float" office:value="0.00001364853872971" calcext:value-type="float">
            <text:p>1.364853872971E-05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FC10-L0.18-A27-SNAHYP EFFICIENCY AREA/ARC <text:s text:c="4"/></text:p>
          </table:table-cell>
          <table:table-cell table:style-name="ce6" office:value-type="float" office:value="-0.000005943528031539" calcext:value-type="float">
            <text:p>-5.943528031539E-06</text:p>
          </table:table-cell>
          <table:table-cell/>
          <table:table-cell table:style-name="ce6" table:formula="of:=(-1)*[.C37]" office:value-type="float" office:value="0.000005943528031539" calcext:value-type="float">
            <text:p>5.943528031539E-06</text:p>
          </table:table-cell>
          <table:table-cell table:style-name="ce6" office:value-type="float" office:value="0.000008356965006276" calcext:value-type="float">
            <text:p>8.356965006276E-06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number-columns-repeated="2"/>
          <table:table-cell table:style-name="ce7"/>
          <table:table-cell table:number-columns-repeated="1021"/>
        </table:table-row>
        <table:table-row table:style-name="ro1">
          <table:table-cell/>
          <table:table-cell table:style-name="ce3" office:value-type="date" office:date-value="2023-09-30T18:34:09.54" calcext:value-type="date">
            <text:p>2023-09-30 18:34:09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18.851497408 seconds. </text:p>
          </table:table-cell>
          <table:table-cell table:number-columns-repeated="1020"/>
        </table:table-row>
        <table:table-row table:style-name="ro1">
          <table:table-cell/>
          <table:table-cell table:style-name="ce3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FC20-L0.18-A27-SNAHYP (9) ALGORITHM EFFICIENCY STATISTICS 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FC20-L0.18-A27-SNAHYP TOT INTERPOLATED POINTS </text:p>
          </table:table-cell>
          <table:table-cell office:value-type="float" office:value="-20223" calcext:value-type="float">
            <text:p>-20223</text:p>
          </table:table-cell>
          <table:table-cell/>
          <table:table-cell table:formula="of:=(-1)*[.C43]" office:value-type="float" office:value="20223" calcext:value-type="float">
            <text:p>20223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FC20-L0.18-A27-SNAHYP SUM CHORD-LENGTH (mm) <text:s text:c="2"/></text:p>
          </table:table-cell>
          <table:table-cell table:style-name="ce7" office:value-type="float" office:value="-478.9986994127" calcext:value-type="float">
            <text:p>-4.79E+02</text:p>
          </table:table-cell>
          <table:table-cell/>
          <table:table-cell table:style-name="ce6" table:formula="of:=(-1)*[.C44]" office:value-type="float" office:value="478.9986994127" calcext:value-type="float">
            <text:p>4.789986994127E+02</text:p>
          </table:table-cell>
          <table:table-cell table:style-name="ce7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FC20-L0.18-A27-SNAHYP AVG CHORD-LENGTH (mm) <text:s text:c="2"/></text:p>
          </table:table-cell>
          <table:table-cell table:style-name="ce7" office:value-type="float" office:value="-0.02368700916886" calcext:value-type="float">
            <text:p>-2.37E-02</text:p>
          </table:table-cell>
          <table:table-cell/>
          <table:table-cell table:style-name="ce6" table:formula="of:=(-1)*[.C45]" office:value-type="float" office:value="0.02368700916886" calcext:value-type="float">
            <text:p>2.368700916886E-02</text:p>
          </table:table-cell>
          <table:table-cell table:style-name="ce7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FC20-L0.18-A27-SNAHYP SUM CHORD-ERROR <text:s/>(mm) <text:s text:c="2"/></text:p>
          </table:table-cell>
          <table:table-cell table:style-name="ce7" office:value-type="float" office:value="-0.004002975369043" calcext:value-type="float">
            <text:p>-4.00E-03</text:p>
          </table:table-cell>
          <table:table-cell/>
          <table:table-cell table:style-name="ce6" table:formula="of:=(-1)*[.C46]" office:value-type="float" office:value="0.004002975369043" calcext:value-type="float">
            <text:p>4.002975369043E-03</text:p>
          </table:table-cell>
          <table:table-cell table:style-name="ce7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FC20-L0.18-A27-SNAHYP AVG CHORD-ERROR <text:s/>(mm) <text:s text:c="2"/></text:p>
          </table:table-cell>
          <table:table-cell table:style-name="ce7" office:value-type="float" office:value="-0.0000001979515067275" calcext:value-type="float">
            <text:p>-1.98E-07</text:p>
          </table:table-cell>
          <table:table-cell/>
          <table:table-cell table:style-name="ce6" table:formula="of:=(-1)*[.C47]" office:value-type="float" office:value="0.0000001979515067275" calcext:value-type="float">
            <text:p>1.979515067275E-07</text:p>
          </table:table-cell>
          <table:table-cell table:style-name="ce7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FC20-L0.18-A27-SNAHYP EFFICIENCY ERROR/CHORD <text:s/></text:p>
          </table:table-cell>
          <table:table-cell table:style-name="ce7" office:value-type="float" office:value="-0.000008356965006276" calcext:value-type="float">
            <text:p>-8.36E-06</text:p>
          </table:table-cell>
          <table:table-cell/>
          <table:table-cell table:style-name="ce6" table:formula="of:=(-1)*[.C48]" office:value-type="float" office:value="0.000008356965006276" calcext:value-type="float">
            <text:p>8.356965006276E-06</text:p>
          </table:table-cell>
          <table:table-cell table:style-name="ce7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FC20-L0.18-A27-SNAHYP SUM ARC-LENGTH <text:s text:c="2"/>(mm) <text:s text:c="2"/></text:p>
          </table:table-cell>
          <table:table-cell table:style-name="ce7" office:value-type="float" office:value="-377.959254982" calcext:value-type="float">
            <text:p>-3.78E+02</text:p>
          </table:table-cell>
          <table:table-cell/>
          <table:table-cell table:style-name="ce6" table:formula="of:=(-1)*[.C49]" office:value-type="float" office:value="377.959254982" calcext:value-type="float">
            <text:p>3.779592549820E+02</text:p>
          </table:table-cell>
          <table:table-cell table:style-name="ce7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FC20-L0.18-A27-SNAHYP AVG ARC-LENGTH <text:s text:c="2"/>(mm) <text:s text:c="2"/></text:p>
          </table:table-cell>
          <table:table-cell table:style-name="ce7" office:value-type="float" office:value="-0.01869049821887" calcext:value-type="float">
            <text:p>-1.87E-02</text:p>
          </table:table-cell>
          <table:table-cell/>
          <table:table-cell table:style-name="ce6" table:formula="of:=(-1)*[.C50]" office:value-type="float" office:value="0.01869049821887" calcext:value-type="float">
            <text:p>1.869049821887E-02</text:p>
          </table:table-cell>
          <table:table-cell table:style-name="ce7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FC20-L0.18-A27-SNAHYP SUM ARC-THETA <text:s text:c="3"/>(rad) <text:s/></text:p>
          </table:table-cell>
          <table:table-cell table:style-name="ce7" office:value-type="float" office:value="-551.4331568816" calcext:value-type="float">
            <text:p>-5.51E+02</text:p>
          </table:table-cell>
          <table:table-cell/>
          <table:table-cell table:style-name="ce6" table:formula="of:=(-1)*[.C51]" office:value-type="float" office:value="551.4331568816" calcext:value-type="float">
            <text:p>5.514331568816E+02</text:p>
          </table:table-cell>
          <table:table-cell table:style-name="ce7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FC20-L0.18-A27-SNAHYP AVG ARC-THETA <text:s text:c="3"/>(rad) <text:s/></text:p>
          </table:table-cell>
          <table:table-cell table:style-name="ce7" office:value-type="float" office:value="-0.02726897225208" calcext:value-type="float">
            <text:p>-2.73E-02</text:p>
          </table:table-cell>
          <table:table-cell/>
          <table:table-cell table:style-name="ce6" table:formula="of:=(-1)*[.C52]" office:value-type="float" office:value="0.02726897225208" calcext:value-type="float">
            <text:p>2.726897225208E-02</text:p>
          </table:table-cell>
          <table:table-cell table:style-name="ce7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FC20-L0.18-A27-SNAHYP SUM ARC-AREA <text:s text:c="4"/>(mm2) <text:s/></text:p>
          </table:table-cell>
          <table:table-cell table:style-name="ce7" office:value-type="float" office:value="-0.2760007501922" calcext:value-type="float">
            <text:p>-2.76E-01</text:p>
          </table:table-cell>
          <table:table-cell/>
          <table:table-cell table:style-name="ce6" table:formula="of:=(-1)*[.C53]" office:value-type="float" office:value="0.2760007501922" calcext:value-type="float">
            <text:p>2.760007501922E-01</text:p>
          </table:table-cell>
          <table:table-cell table:style-name="ce7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FC20-L0.18-A27-SNAHYP AVG ARC-AREA <text:s text:c="4"/>(mm2) <text:s/></text:p>
          </table:table-cell>
          <table:table-cell table:style-name="ce7" office:value-type="float" office:value="-0.00001364853872971" calcext:value-type="float">
            <text:p>-1.36E-05</text:p>
          </table:table-cell>
          <table:table-cell/>
          <table:table-cell table:style-name="ce6" table:formula="of:=(-1)*[.C54]" office:value-type="float" office:value="0.00001364853872971" calcext:value-type="float">
            <text:p>1.364853872971E-05</text:p>
          </table:table-cell>
          <table:table-cell table:style-name="ce7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FC20-L0.18-A27-SNAHYP EFFICIENCY AREA/ARC <text:s text:c="4"/></text:p>
          </table:table-cell>
          <table:table-cell table:style-name="ce7" office:value-type="float" office:value="-0.000008356965006276" calcext:value-type="float">
            <text:p>-8.36E-06</text:p>
          </table:table-cell>
          <table:table-cell/>
          <table:table-cell table:style-name="ce6" table:formula="of:=(-1)*[.C55]" office:value-type="float" office:value="0.000008356965006276" calcext:value-type="float">
            <text:p>8.356965006276E-06</text:p>
          </table:table-cell>
          <table:table-cell table:style-name="ce7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date" office:date-value="2023-09-30T18:36:57.46" calcext:value-type="date">
            <text:p>2023-09-30 18:36:57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16.848574930 seconds. </text:p>
          </table:table-cell>
          <table:table-cell table:number-columns-repeated="102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ce13" office:value-type="string" calcext:value-type="string">
            <text:p>FC30 SNAHYP REPORT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FC30-L0.18-A27-SNAHYP <text:s/>11.497 <text:s/>0.706104005 <text:s/>0.000000000 <text:s/>0.001 4.200094e-03 <text:s/>4.604823e-14 <text:s/>4.200094e-03 <text:s text:c="2"/>29.192 <text:s/>29.002 <text:s/>41.149 <text:s/>3.499017e-14 <text:s text:c="2"/>0.047475 <text:s text:c="2"/>0.003780 <text:s text:c="2"/>0.000105 <text:s text:c="2"/>0.000105 <text:s/>0.000000035 <text:s text:c="2"/>0.000034 <text:s/>-0.000100 <text:s/>30.00 FRAboveLimit 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FC30-L0.18-A27-SNAHYP <text:s/>11.498 <text:s/>0.706104005 <text:s/>0.000000000 <text:s/>0.001 4.200094e-03 <text:s/>3.357644e-14 <text:s/>4.200094e-03 <text:s text:c="2"/>29.192 <text:s/>29.002 <text:s/>41.149 <text:s/>4.608268e-14 <text:s text:c="2"/>0.047475 <text:s/>-0.007020 <text:s text:c="2"/>0.000099 <text:s text:c="2"/>0.000098 <text:s/>0.000000504 <text:s text:c="2"/>0.000031 <text:s/>-0.000093 <text:s/>30.00 FRBelowLimit 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FC30-L0.18-A27-SNAHYP <text:s/>11.499 <text:s/>0.706104005 <text:s/>0.000000000 <text:s/>0.001 4.200094e-03 <text:s/>2.433123e-14 <text:s/>4.200094e-03 <text:s text:c="2"/>29.192 <text:s/>29.002 <text:s/>41.149 <text:s/>4.296434e-14 <text:s text:c="2"/>0.047475 <text:s text:c="2"/>0.026500 <text:s text:c="2"/>0.000125 <text:s text:c="2"/>0.000125 <text:s/>0.000000632 <text:s text:c="2"/>0.000040 <text:s/>-0.000118 <text:s/>30.00 FRAboveLimit 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FC30-L0.18-A27-SNAHYP <text:s/>11.500 <text:s/>0.706104005 <text:s/>0.000000000 <text:s/>0.001 4.200094e-03 <text:s/>1.787459e-14 <text:s/>4.200094e-03 <text:s text:c="2"/>29.192 <text:s/>29.002 <text:s/>41.149 <text:s/>3.351623e-14 <text:s text:c="2"/>0.047475 <text:s/>-0.020700 <text:s text:c="2"/>0.000104 <text:s text:c="2"/>0.000104 <text:s/>0.000000364 <text:s text:c="2"/>0.000033 <text:s/>-0.000099 <text:s/>30.00 FRBelowLimit 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FC30-L0.18-A27-SNAHYP <text:s/>11.501 <text:s/>0.706104005 <text:s/>0.000000000 <text:s/>0.001 4.200094e-03 <text:s/>1.301129e-14 <text:s/>4.200094e-03 <text:s text:c="2"/>29.192 <text:s/>29.002 <text:s/>41.149 <text:s/>1.913195e-14 <text:s text:c="2"/>0.047475 <text:s text:c="2"/>0.008680 <text:s text:c="2"/>0.000113 <text:s text:c="2"/>0.000113 <text:s/>0.000000208 <text:s text:c="2"/>0.000036 <text:s/>-0.000107 <text:s/>30.00 FRAboveLimit 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FC30-L0.18-A27-SNAHYP <text:s/>11.501 <text:s/>0.706104005 <text:s/>0.000000000 <text:s/>0.001 4.200094e-03 <text:s/>1.301129e-14 <text:s/>4.200094e-03 <text:s text:c="2"/>29.192 <text:s/>29.002 <text:s/>41.149 <text:s/>1.913195e-14 <text:s text:c="2"/>0.047475 <text:s text:c="2"/>0.008680 <text:s text:c="2"/>0.000113 <text:s text:c="2"/>0.000113 <text:s/>0.000000208 <text:s text:c="2"/>0.000036 <text:s/>-0.000107 <text:s/>30.00 FRAboveLimit 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<text:s/>NOTE: u_next_zero FIRST <text:s/>occurance of (u_next &lt; 1.0E-14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/>NOTE: u_next_zero SECOND occurance of (u_next &lt; 1.0E-14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/>NOTE: u_next_zero THIRD <text:s/>occurance of (u_next &lt; 1.0E-14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/>NOTE: u_next_zero FOURTH occurance of (u_next &lt; 1.0E-14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/>NOTE: u_next_zero FIFTH <text:s/>occurance of (u_next &lt; 1.0E-14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/>RUN ERROR .... RECURSIVE NON STOP 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/>Five(5) consecutive occurances of (u_next &lt; 1.0E-14) 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/>Execute exit(1) at line 1310 in main(). 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<text:s/>STATUS: 0 </text:p>
          </table:table-cell>
          <table:table-cell office:value-type="string" calcext:value-type="string">
            <text:p><text:s/>NOT ACTIVATED, 1 ACTIVATED 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EXIT ON u VALUE NOT CHANGING CONSECUTIVEL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u_val_constant_1 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u_val_constant_2 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u_val_constant_3 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u_val_constant_4 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u_val_constant_5 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EXIT ON u_next VALUE BECOMES ZERO CONSECUTIVEL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u_next_zero_1 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u_next_zero_2 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u_next_zero_3 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u_next_zero_4 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u_next_zero_5 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EXIT ON INTERPOLATED POINTS EXCEEDING 50,000 LINE LIMI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isplay_line_limit_03K_BELOW 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isplay_line_limit_03K 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isplay_line_limit_05K 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isplay_line_limit_10K 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isplay_line_limit_15K 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isplay_line_limit_20K 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isplay_line_limit_25K 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isplay_line_limit_30K 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isplay_line_limit_35K 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isplay_line_limit_40K 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isplay_line_limit_45K 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isplay_line_limit_50K 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isplay_line_limit_50K_ABOVE 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isplay_line_limit_100K_ABOVE 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[2023-09-30 18:42:57] process exited with status 1, elapsed time: 08.14s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ce13" office:value-type="string" calcext:value-type="string">
            <text:p>FC40 SNAHYP REPORT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FC40-L0.18-A27-SNAHYP <text:s/>8.888 <text:s/>0.703535840 <text:s/>0.000000000 <text:s/>0.001 4.766347e-03 <text:s/>1.410185e-11 <text:s/>4.766347e-03 <text:s text:c="2"/>29.125 <text:s/>30.478 <text:s/>42.157 <text:s/>2.416107e-14 <text:s text:c="2"/>0.031333 <text:s text:c="2"/>0.022540 <text:s text:c="2"/>0.000087 <text:s text:c="2"/>0.000086 <text:s/>0.000000758 <text:s text:c="2"/>0.000055 <text:s/>-0.000066 <text:s/>40.00 FRBelowLimit </text:p>
          </table:table-cell>
          <table:table-cell table:style-name="ce7"/>
          <table:table-cell/>
          <table:table-cell table:style-name="ce6"/>
          <table:table-cell table:number-columns-repeated="1019"/>
        </table:table-row>
        <table:table-row table:style-name="ro1">
          <table:table-cell table:number-columns-repeated="2"/>
          <table:table-cell table:style-name="ce7"/>
          <table:table-cell/>
          <table:table-cell table:style-name="ce6"/>
          <table:table-cell table:number-columns-repeated="1019"/>
        </table:table-row>
        <table:table-row table:style-name="ro1">
          <table:table-cell/>
          <table:table-cell office:value-type="string" calcext:value-type="string">
            <text:p>FC40-L0.18-A27-SNAHYP <text:s/>8.889 <text:s/>0.703535840 <text:s/>0.000000000 <text:s/>0.001 4.766347e-03 <text:s/>4.201265e-12 <text:s/>4.766347e-03 <text:s text:c="2"/>29.125 <text:s/>30.478 <text:s/>42.157 <text:s/>2.711491e-14 <text:s text:c="2"/>0.031333 <text:s text:c="2"/>0.005040 <text:s text:c="2"/>0.000092 <text:s text:c="2"/>0.000091 <text:s/>0.000000373 <text:s text:c="2"/>0.000059 <text:s/>-0.000070 <text:s/>40.00 FRBelowLimit </text:p>
          </table:table-cell>
          <table:table-cell table:style-name="ce7"/>
          <table:table-cell/>
          <table:table-cell table:style-name="ce6"/>
          <table:table-cell table:number-columns-repeated="1019"/>
        </table:table-row>
        <table:table-row table:style-name="ro1">
          <table:table-cell table:number-columns-repeated="2"/>
          <table:table-cell table:style-name="ce7"/>
          <table:table-cell/>
          <table:table-cell table:style-name="ce6"/>
          <table:table-cell table:number-columns-repeated="1019"/>
        </table:table-row>
        <table:table-row table:style-name="ro1">
          <table:table-cell/>
          <table:table-cell office:value-type="string" calcext:value-type="string">
            <text:p>FC40-L0.18-A27-SNAHYP <text:s/>8.890 <text:s/>0.703535840 <text:s/>0.000000000 <text:s/>0.001 4.766347e-03 <text:s/>1.251623e-12 <text:s/>4.766347e-03 <text:s text:c="2"/>29.125 <text:s/>30.478 <text:s/>42.157 <text:s/>2.225769e-14 <text:s text:c="2"/>0.031333 <text:s text:c="2"/>0.000280 <text:s text:c="2"/>0.000092 <text:s text:c="2"/>0.000092 <text:s/>0.000000093 <text:s text:c="2"/>0.000059 <text:s/>-0.000070 <text:s/>40.00 FRBelowLimit </text:p>
          </table:table-cell>
          <table:table-cell table:style-name="ce7"/>
          <table:table-cell/>
          <table:table-cell table:style-name="ce6"/>
          <table:table-cell table:number-columns-repeated="1019"/>
        </table:table-row>
        <table:table-row table:style-name="ro1">
          <table:table-cell table:number-columns-repeated="2"/>
          <table:table-cell table:style-name="ce7"/>
          <table:table-cell/>
          <table:table-cell table:style-name="ce6"/>
          <table:table-cell table:number-columns-repeated="1019"/>
        </table:table-row>
        <table:table-row table:style-name="ro1">
          <table:table-cell/>
          <table:table-cell office:value-type="string" calcext:value-type="string">
            <text:p>FC40-L0.18-A27-SNAHYP <text:s/>8.891 <text:s/>0.703535840 <text:s/>0.000000000 <text:s/>0.001 4.766347e-03 <text:s/>3.728953e-13 <text:s/>4.766347e-03 <text:s text:c="2"/>29.125 <text:s/>30.478 <text:s/>42.157 <text:s/>3.202373e-14 <text:s text:c="2"/>0.031333 <text:s text:c="2"/>0.004600 <text:s text:c="2"/>0.000096 <text:s text:c="2"/>0.000096 <text:s/>0.000000092 <text:s text:c="2"/>0.000062 <text:s/>-0.000074 <text:s/>40.00 FRAboveLimit </text:p>
          </table:table-cell>
          <table:table-cell table:style-name="ce7"/>
          <table:table-cell/>
          <table:table-cell table:style-name="ce6"/>
          <table:table-cell table:number-columns-repeated="1019"/>
        </table:table-row>
        <table:table-row table:style-name="ro1">
          <table:table-cell table:number-columns-repeated="2"/>
          <table:table-cell table:style-name="ce7"/>
          <table:table-cell/>
          <table:table-cell table:style-name="ce6"/>
          <table:table-cell table:number-columns-repeated="1019"/>
        </table:table-row>
        <table:table-row table:style-name="ro1">
          <table:table-cell/>
          <table:table-cell office:value-type="string" calcext:value-type="string">
            <text:p>FC40-L0.18-A27-SNAHYP <text:s/>8.892 <text:s/>0.703535840 <text:s/>0.000000000 <text:s/>0.001 4.766347e-03 <text:s/>1.110717e-13 <text:s/>4.766347e-03 <text:s text:c="2"/>29.125 <text:s/>30.478 <text:s/>42.157 <text:s/>3.842847e-14 <text:s text:c="2"/>0.031333 <text:s/>-0.035400 <text:s text:c="2"/>0.000061 <text:s text:c="2"/>0.000061 <text:s/>0.000000702 <text:s text:c="2"/>0.000039 <text:s/>-0.000047 <text:s/>40.00 FRBelowLimit </text:p>
          </table:table-cell>
          <table:table-cell table:style-name="ce7"/>
          <table:table-cell/>
          <table:table-cell table:style-name="ce6"/>
          <table:table-cell table:number-columns-repeated="1019"/>
        </table:table-row>
        <table:table-row table:style-name="ro1">
          <table:table-cell table:number-columns-repeated="2"/>
          <table:table-cell table:style-name="ce7"/>
          <table:table-cell/>
          <table:table-cell table:style-name="ce6"/>
          <table:table-cell table:number-columns-repeated="1019"/>
        </table:table-row>
        <table:table-row table:style-name="ro1">
          <table:table-cell/>
          <table:table-cell office:value-type="string" calcext:value-type="string">
            <text:p>FC40-L0.18-A27-SNAHYP <text:s/>8.893 <text:s/>0.703535840 <text:s/>0.000000000 <text:s/>0.001 4.766347e-03 <text:s/>3.307164e-14 <text:s/>4.766347e-03 <text:s text:c="2"/>29.125 <text:s/>30.478 <text:s/>42.157 <text:s/>3.814000e-14 <text:s text:c="2"/>0.031333 <text:s text:c="2"/>0.025480 <text:s text:c="2"/>0.000087 <text:s text:c="2"/>0.000086 <text:s/>0.000000758 <text:s text:c="2"/>0.000055 <text:s/>-0.000066 <text:s/>40.00 FRBelowLimit </text:p>
          </table:table-cell>
          <table:table-cell table:style-name="ce7"/>
          <table:table-cell/>
          <table:table-cell table:style-name="ce6"/>
          <table:table-cell table:number-columns-repeated="1019"/>
        </table:table-row>
        <table:table-row table:style-name="ro1">
          <table:table-cell table:number-columns-repeated="2"/>
          <table:table-cell table:style-name="ce7"/>
          <table:table-cell/>
          <table:table-cell table:style-name="ce6"/>
          <table:table-cell table:number-columns-repeated="1019"/>
        </table:table-row>
        <table:table-row table:style-name="ro1">
          <table:table-cell/>
          <table:table-cell office:value-type="string" calcext:value-type="string">
            <text:p><text:s/>NOTE: u_next_zero FIRST <text:s/>occurance of (u_next &lt; 1.0E-14)</text:p>
          </table:table-cell>
          <table:table-cell table:number-columns-repeated="1022"/>
        </table:table-row>
        <table:table-row table:style-name="ro1">
          <table:table-cell/>
          <table:table-cell table:style-name="ce3" office:value-type="string" calcext:value-type="string">
            <text:p><text:s/>NOTE: u_next_zero SECOND occurance of (u_next &lt; 1.0E-14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/>NOTE: u_next_zero THIRD <text:s/>occurance of (u_next &lt; 1.0E-14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/>NOTE: u_next_zero FOURTH occurance of (u_next &lt; 1.0E-14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/>NOTE: u_next_zero FIFTH <text:s/>occurance of (u_next &lt; 1.0E-14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/>RUN ERROR .... RECURSIVE NON STOP 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/>Five(5) consecutive occurances of (u_next &lt; 1.0E-14) 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/>Execute exit(1) at line 1310 in main(). </text:p>
          </table:table-cell>
          <table:table-cell table:style-name="ce7"/>
          <table:table-cell/>
          <table:table-cell table:style-name="ce6"/>
          <table:table-cell table:number-columns-repeated="1019"/>
        </table:table-row>
        <table:table-row table:style-name="ro1">
          <table:table-cell/>
          <table:table-cell office:value-type="string" calcext:value-type="string">
            <text:p><text:s/>STATUS: 0 </text:p>
          </table:table-cell>
          <table:table-cell table:style-name="ce7" office:value-type="string" calcext:value-type="string">
            <text:p><text:s/>NOT ACTIVATED, 1 ACTIVATED </text:p>
          </table:table-cell>
          <table:table-cell/>
          <table:table-cell table:style-name="ce6"/>
          <table:table-cell table:number-columns-repeated="1019"/>
        </table:table-row>
        <table:table-row table:style-name="ro1">
          <table:table-cell/>
          <table:table-cell office:value-type="string" calcext:value-type="string">
            <text:p>EXIT ON u VALUE NOT CHANGING CONSECUTIVELY</text:p>
          </table:table-cell>
          <table:table-cell table:style-name="ce7"/>
          <table:table-cell/>
          <table:table-cell table:style-name="ce6"/>
          <table:table-cell table:number-columns-repeated="1019"/>
        </table:table-row>
        <table:table-row table:style-name="ro1">
          <table:table-cell/>
          <table:table-cell office:value-type="string" calcext:value-type="string">
            <text:p>u_val_constant_1 </text:p>
          </table:table-cell>
          <table:table-cell table:style-name="ce7" office:value-type="float" office:value="0" calcext:value-type="float">
            <text:p>0.00E+00</text:p>
          </table:table-cell>
          <table:table-cell/>
          <table:table-cell table:style-name="ce6"/>
          <table:table-cell table:number-columns-repeated="1019"/>
        </table:table-row>
        <table:table-row table:style-name="ro1">
          <table:table-cell/>
          <table:table-cell office:value-type="string" calcext:value-type="string">
            <text:p>u_val_constant_2 </text:p>
          </table:table-cell>
          <table:table-cell table:style-name="ce7" office:value-type="float" office:value="0" calcext:value-type="float">
            <text:p>0.00E+00</text:p>
          </table:table-cell>
          <table:table-cell/>
          <table:table-cell table:style-name="ce6"/>
          <table:table-cell table:number-columns-repeated="1019"/>
        </table:table-row>
        <table:table-row table:style-name="ro1">
          <table:table-cell/>
          <table:table-cell office:value-type="string" calcext:value-type="string">
            <text:p>u_val_constant_3 </text:p>
          </table:table-cell>
          <table:table-cell table:style-name="ce7" office:value-type="float" office:value="0" calcext:value-type="float">
            <text:p>0.00E+00</text:p>
          </table:table-cell>
          <table:table-cell/>
          <table:table-cell table:style-name="ce6"/>
          <table:table-cell table:number-columns-repeated="1019"/>
        </table:table-row>
        <table:table-row table:style-name="ro1">
          <table:table-cell/>
          <table:table-cell office:value-type="string" calcext:value-type="string">
            <text:p>u_val_constant_4 </text:p>
          </table:table-cell>
          <table:table-cell table:style-name="ce7" office:value-type="float" office:value="0" calcext:value-type="float">
            <text:p>0.00E+00</text:p>
          </table:table-cell>
          <table:table-cell/>
          <table:table-cell table:style-name="ce6"/>
          <table:table-cell table:number-columns-repeated="1019"/>
        </table:table-row>
        <table:table-row table:style-name="ro1">
          <table:table-cell/>
          <table:table-cell office:value-type="string" calcext:value-type="string">
            <text:p>u_val_constant_5 </text:p>
          </table:table-cell>
          <table:table-cell table:style-name="ce7" office:value-type="float" office:value="0" calcext:value-type="float">
            <text:p>0.00E+00</text:p>
          </table:table-cell>
          <table:table-cell/>
          <table:table-cell table:style-name="ce6"/>
          <table:table-cell table:number-columns-repeated="1019"/>
        </table:table-row>
        <table:table-row table:style-name="ro1">
          <table:table-cell/>
          <table:table-cell office:value-type="string" calcext:value-type="string">
            <text:p>EXIT ON u_next VALUE BECOMES ZERO CONSECUTIVELY</text:p>
          </table:table-cell>
          <table:table-cell table:style-name="ce7"/>
          <table:table-cell/>
          <table:table-cell table:style-name="ce6"/>
          <table:table-cell table:number-columns-repeated="1019"/>
        </table:table-row>
        <table:table-row table:style-name="ro1">
          <table:table-cell/>
          <table:table-cell office:value-type="string" calcext:value-type="string">
            <text:p>u_next_zero_1 </text:p>
          </table:table-cell>
          <table:table-cell table:style-name="ce7" office:value-type="float" office:value="1" calcext:value-type="float">
            <text:p>1.00E+00</text:p>
          </table:table-cell>
          <table:table-cell/>
          <table:table-cell table:style-name="ce6"/>
          <table:table-cell table:number-columns-repeated="1019"/>
        </table:table-row>
        <table:table-row table:style-name="ro1">
          <table:table-cell/>
          <table:table-cell office:value-type="string" calcext:value-type="string">
            <text:p>u_next_zero_2 </text:p>
          </table:table-cell>
          <table:table-cell table:style-name="ce7" office:value-type="float" office:value="1" calcext:value-type="float">
            <text:p>1.00E+00</text:p>
          </table:table-cell>
          <table:table-cell/>
          <table:table-cell table:style-name="ce6"/>
          <table:table-cell table:number-columns-repeated="1019"/>
        </table:table-row>
        <table:table-row table:style-name="ro1">
          <table:table-cell/>
          <table:table-cell office:value-type="string" calcext:value-type="string">
            <text:p>u_next_zero_3 </text:p>
          </table:table-cell>
          <table:table-cell table:style-name="ce7" office:value-type="float" office:value="1" calcext:value-type="float">
            <text:p>1.00E+00</text:p>
          </table:table-cell>
          <table:table-cell/>
          <table:table-cell table:style-name="ce6"/>
          <table:table-cell table:number-columns-repeated="1019"/>
        </table:table-row>
        <table:table-row table:style-name="ro1">
          <table:table-cell/>
          <table:table-cell office:value-type="string" calcext:value-type="string">
            <text:p>u_next_zero_4 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3" office:value-type="string" calcext:value-type="string">
            <text:p>u_next_zero_5 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EXIT ON INTERPOLATED POINTS EXCEEDING 50,000 LINE LIMI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isplay_line_limit_03K_BELOW 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isplay_line_limit_03K 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isplay_line_limit_05K 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isplay_line_limit_10K 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isplay_line_limit_15K 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isplay_line_limit_20K 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isplay_line_limit_25K 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isplay_line_limit_30K 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isplay_line_limit_35K 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isplay_line_limit_40K 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isplay_line_limit_45K 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isplay_line_limit_50K 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isplay_line_limit_50K_ABOVE 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isplay_line_limit_100K_ABOVE 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[2023-09-30 18:49:46] process exited with status 1, elapsed time: 08.57s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ALHAMDULILLAH 3 TIMES.</text:p>
          </table:table-cell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 number:title="User-defined">
      <number:scientific-number number:decimal-places="12" loext:min-decimal-places="12" number:min-integer-digits="1" number:min-exponent-digits="2" loext:exponent-interval="1" loext:forced-exponent-sign="true"/>
    </number:number-style>
    <number:number-style style:name="N122">
      <number:scientific-number number:decimal-places="9" loext:min-decimal-places="9" number:min-integer-digits="1" number:min-exponent-digits="2" loext:exponent-interval="1" loext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03">00/00/0000</text:date>, <text:time style:data-style-name="N2" text:time-value="09:38:15.18517140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0-02T05:58:41.718639903</meta:creation-date>
    <dc:date>2023-10-03T10:20:15.679111575</dc:date>
    <meta:editing-duration>PT9H8S</meta:editing-duration>
    <meta:editing-cycles>46</meta:editing-cycles>
    <meta:generator>LibreOffice/6.4.7.2$Linux_X86_64 LibreOffice_project/40$Build-2</meta:generator>
    <meta:document-statistic meta:table-count="1" meta:cell-count="336" meta:object-count="0"/>
  </office:meta>
</office:document-meta>
</file>